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2.936cm"/>
    </style:style>
    <style:style style:name="co3" style:family="table-column">
      <style:table-column-properties fo:break-before="auto" style:column-width="8.7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0000"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none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.353cm"/>
    </style:style>
    <style:style style:name="ce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.353cm"/>
      <style:text-properties style:font-name="Arial" style:font-name-asian="新細明體" style:font-name-complex="Mangal"/>
    </style:style>
    <style:style style:name="ce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.353cm"/>
    </style:style>
    <style:style style:name="ce11" style:family="table-cell" style:parent-style-name="Default">
      <style:table-cell-properties fo:background-color="#ffffff"/>
    </style:style>
  </office:automatic-styles>
  <office:body>
    <office:spreadsheet>
      <table:table table:name="工作表1" table:style-name="ta1" table:print="false"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4" table:number-columns-repeated="1021" table:default-cell-style-name="ce11"/>
        <table:table-row table:style-name="ro1">
          <table:table-cell table:style-name="ce1"/>
          <table:table-cell table:style-name="ce4" office:value-type="string">
            <text:p>English</text:p>
          </table:table-cell>
          <table:table-cell table:style-name="ce4" office:value-type="string">
            <text:p>简体中文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About author</text:p>
          </table:table-cell>
          <table:table-cell table:style-name="ce5" office:value-type="string">
            <text:p>关于作者</text:p>
          </table:table-cell>
          <table:table-cell table:number-columns-repeated="1021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Introduction</text:p>
          </table:table-cell>
          <table:table-cell table:style-name="ce5" office:value-type="string">
            <text:p>介绍</text:p>
          </table:table-cell>
          <table:table-cell table:number-columns-repeated="1021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7" office:value-type="string">
            <text:p>Which Version of SQL Server Profiler is covered in this Book?</text:p>
          </table:table-cell>
          <table:table-cell table:style-name="ce7" office:value-type="string">
            <text:p>本书覆盖那些版本</text:p>
          </table:table-cell>
          <table:table-cell table:number-columns-repeated="1021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7" office:value-type="string">
            <text:p>How the Book is Structured</text:p>
          </table:table-cell>
          <table:table-cell table:style-name="ce7" office:value-type="string">
            <text:p>本书如何组织</text:p>
          </table:table-cell>
          <table:table-cell table:number-columns-repeated="1021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5" office:value-type="string">
            <text:p>Getting Started with Profiler</text:p>
          </table:table-cell>
          <table:table-cell table:style-name="ce5" office:value-type="string">
            <text:p>起步</text:p>
          </table:table-cell>
          <table:table-cell table:number-columns-repeated="1021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7" office:value-type="string">
            <text:p>Why Mastering Profiler can help make you an exceptional DBA</text:p>
          </table:table-cell>
          <table:table-cell table:style-name="ce7" office:value-type="string">
            <text:p>成为优秀DBA</text:p>
          </table:table-cell>
          <table:table-cell table:number-columns-repeated="1021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7" office:value-type="string">
            <text:p>The inner workings of Profiler</text:p>
          </table:table-cell>
          <table:table-cell table:style-name="ce7" office:value-type="string">
            <text:p>Profiler的内置功能</text:p>
          </table:table-cell>
          <table:table-cell table:number-columns-repeated="1021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7" office:value-type="string">
            <text:p>Profiler terminology</text:p>
          </table:table-cell>
          <table:table-cell table:style-name="ce7" office:value-type="string">
            <text:p>优化技术</text:p>
          </table:table-cell>
          <table:table-cell table:number-columns-repeated="1021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7" office:value-type="string">
            <text:p>Getting Started with Profiler</text:p>
          </table:table-cell>
          <table:table-cell table:style-name="ce7" office:value-type="string">
            <text:p>优化示例</text:p>
          </table:table-cell>
          <table:table-cell table:number-columns-repeated="1021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7" office:value-type="string">
            <text:p>Summary</text:p>
          </table:table-cell>
          <table:table-cell table:style-name="ce7" office:value-type="string">
            <text:p>小结</text:p>
          </table:table-cell>
          <table:table-cell table:number-columns-repeated="1021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5" office:value-type="string">
            <text:p>Working with Traces and Templates</text:p>
          </table:table-cell>
          <table:table-cell table:style-name="ce5" office:value-type="string">
            <text:p>使用跟踪与模板</text:p>
          </table:table-cell>
          <table:table-cell table:number-columns-repeated="1021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7" office:value-type="string">
            <text:p>Understanding the Events Selection Option</text:p>
          </table:table-cell>
          <table:table-cell table:style-name="ce7" office:value-type="string">
            <text:p>了解事件选项</text:p>
          </table:table-cell>
          <table:table-cell table:number-columns-repeated="1021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7" office:value-type="string">
            <text:p>Creating a Custom Trace from Scratch</text:p>
          </table:table-cell>
          <table:table-cell table:style-name="ce7" office:value-type="string">
            <text:p>自定义事件跟踪</text:p>
          </table:table-cell>
          <table:table-cell table:number-columns-repeated="1021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7" office:value-type="string">
            <text:p>Saving Traces to a SQL Server Table</text:p>
          </table:table-cell>
          <table:table-cell table:style-name="ce7" office:value-type="string">
            <text:p>将跟踪结果保存到SQL Server表中</text:p>
          </table:table-cell>
          <table:table-cell table:number-columns-repeated="1021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7" office:value-type="string">
            <text:p>Capturing Analysis Server Traces</text:p>
          </table:table-cell>
          <table:table-cell table:style-name="ce7" office:value-type="string">
            <text:p>捕获并分析服务器跟踪信息</text:p>
          </table:table-cell>
          <table:table-cell table:number-columns-repeated="102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7" office:value-type="string">
            <text:p>Creating and Using Trace Templates</text:p>
          </table:table-cell>
          <table:table-cell table:style-name="ce7" office:value-type="string">
            <text:p>创建并使用跟踪模板</text:p>
          </table:table-cell>
          <table:table-cell table:number-columns-repeated="1021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7" office:value-type="string">
            <text:p>Summary</text:p>
          </table:table-cell>
          <table:table-cell table:style-name="ce7" office:value-type="string">
            <text:p>小结</text:p>
          </table:table-cell>
          <table:table-cell table:number-columns-repeated="1021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5" office:value-type="string">
            <text:p>Profiler GUI Tips and Tricks</text:p>
          </table:table-cell>
          <table:table-cell table:style-name="ce5" office:value-type="string">
            <text:p>优化器技巧与提示</text:p>
          </table:table-cell>
          <table:table-cell table:number-columns-repeated="1021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7" office:value-type="string">
            <text:p>Tips on Selecting Profiler Events and Data Columns</text:p>
          </table:table-cell>
          <table:table-cell table:style-name="ce7" office:value-type="string">
            <text:p>优化器事件与栏位信息</text:p>
          </table:table-cell>
          <table:table-cell table:number-columns-repeated="1021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7" office:value-type="string">
            <text:p>Tips on Using Column Filters</text:p>
          </table:table-cell>
          <table:table-cell table:style-name="ce7" office:value-type="string">
            <text:p>使用栏过滤器</text:p>
          </table:table-cell>
          <table:table-cell table:number-columns-repeated="1021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7" office:value-type="string">
            <text:p>Tips on Organizing Columns for Grouping and Analysis</text:p>
          </table:table-cell>
          <table:table-cell table:style-name="ce7" office:value-type="string">
            <text:p>为栏位分组并进行分析</text:p>
          </table:table-cell>
          <table:table-cell table:number-columns-repeated="1021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7" office:value-type="string">
            <text:p>How the 'Server Processes Trace Data' Option Affects Traces</text:p>
          </table:table-cell>
          <table:table-cell table:style-name="ce7" office:value-type="string">
            <text:p>“服务器跟踪数据”如何影响跟踪</text:p>
          </table:table-cell>
          <table:table-cell table:number-columns-repeated="1021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7" office:value-type="string">
            <text:p>How to Set Global Trace Options</text:p>
          </table:table-cell>
          <table:table-cell table:style-name="ce7" office:value-type="string">
            <text:p>设置全局跟踪选项</text:p>
          </table:table-cell>
          <table:table-cell table:number-columns-repeated="1021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7" office:value-type="string">
            <text:p>How to Schedule a Trace's Stop Time</text:p>
          </table:table-cell>
          <table:table-cell table:style-name="ce7" office:value-type="string">
            <text:p>设置跟踪排程的停止时间</text:p>
          </table:table-cell>
          <table:table-cell table:number-columns-repeated="1021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7" office:value-type="string">
            <text:p>How to Use the Auto Scroll Window</text:p>
          </table:table-cell>
          <table:table-cell table:style-name="ce7" office:value-type="string">
            <text:p>如何使用自动滚动窗口</text:p>
          </table:table-cell>
          <table:table-cell table:number-columns-repeated="1021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7" office:value-type="string">
            <text:p>How to Search for Data in a Trace File</text:p>
          </table:table-cell>
          <table:table-cell table:style-name="ce7" office:value-type="string">
            <text:p>在跟踪结果文件中查找数据</text:p>
          </table:table-cell>
          <table:table-cell table:number-columns-repeated="1021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7" office:value-type="string">
            <text:p>How to Set Bookmarks</text:p>
          </table:table-cell>
          <table:table-cell table:style-name="ce7" office:value-type="string">
            <text:p>如何设置标签</text:p>
          </table:table-cell>
          <table:table-cell table:number-columns-repeated="1021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7" office:value-type="string">
            <text:p>Summary</text:p>
          </table:table-cell>
          <table:table-cell table:style-name="ce7" office:value-type="string">
            <text:p>小结</text:p>
          </table:table-cell>
          <table:table-cell table:number-columns-repeated="1021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string">
            <text:p>How to Identify Slow Running Queries</text:p>
          </table:table-cell>
          <table:table-cell table:style-name="ce5" office:value-type="string">
            <text:p>如何确认慢查询</text:p>
          </table:table-cell>
          <table:table-cell table:number-columns-repeated="1021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7" office:value-type="string">
            <text:p>Creating a Trace to Identify Slow Running Queries</text:p>
          </table:table-cell>
          <table:table-cell table:style-name="ce7" office:value-type="string">
            <text:p>创建跟踪确认慢查询</text:p>
          </table:table-cell>
          <table:table-cell table:number-columns-repeated="1021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7" office:value-type="string">
            <text:p>Analyzing the Poorly Performing Queries Identified by Profiler</text:p>
          </table:table-cell>
          <table:table-cell table:style-name="ce7" office:value-type="string">
            <text:p>分析慢查询的原因</text:p>
          </table:table-cell>
          <table:table-cell table:number-columns-repeated="1021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7" office:value-type="string">
            <text:p>Summary</text:p>
          </table:table-cell>
          <table:table-cell table:style-name="ce7" office:value-type="string">
            <text:p>小结</text:p>
          </table:table-cell>
          <table:table-cell table:number-columns-repeated="1021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5" office:value-type="string">
            <text:p>How to Identify and Troubleshoot SQL Server Problems</text:p>
          </table:table-cell>
          <table:table-cell table:style-name="ce5" office:value-type="string">
            <text:p>确认并修复SQL Server问题</text:p>
          </table:table-cell>
          <table:table-cell table:number-columns-repeated="1021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7" office:value-type="string">
            <text:p>How to Identify Deadlocks</text:p>
          </table:table-cell>
          <table:table-cell table:style-name="ce7" office:value-type="string">
            <text:p>如何确认死锁</text:p>
          </table:table-cell>
          <table:table-cell table:number-columns-repeated="1021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7" office:value-type="string">
            <text:p>How to Identify Blocking Issues</text:p>
          </table:table-cell>
          <table:table-cell table:style-name="ce7" office:value-type="string">
            <text:p>如何确认阻塞</text:p>
          </table:table-cell>
          <table:table-cell table:number-columns-repeated="1021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7" office:value-type="string">
            <text:p>How to Identify Excessive Auto Stats Activity</text:p>
          </table:table-cell>
          <table:table-cell table:style-name="ce7" office:value-type="string">
            <text:p>如何确认自动收集</text:p>
          </table:table-cell>
          <table:table-cell table:number-columns-repeated="1021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7" office:value-type="string">
            <text:p>How to Identify Excessive Statement Compilations</text:p>
          </table:table-cell>
          <table:table-cell table:style-name="ce7" office:value-type="string">
            <text:p>如何确认过多编译选项</text:p>
          </table:table-cell>
          <table:table-cell table:number-columns-repeated="1021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8" office:value-type="string">
            <text:p>How to Identify Excessive Database File Growth/Shrinkage</text:p>
          </table:table-cell>
          <table:table-cell table:style-name="ce7" office:value-type="string">
            <text:p>如何确认数据文件的增长</text:p>
          </table:table-cell>
          <table:table-cell table:number-columns-repeated="1021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7" office:value-type="string">
            <text:p>How to Identify Excessive Table/Index Scans</text:p>
          </table:table-cell>
          <table:table-cell table:style-name="ce7" office:value-type="string">
            <text:p>如何确认表与索引的问题</text:p>
          </table:table-cell>
          <table:table-cell table:number-columns-repeated="1021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7" office:value-type="string">
            <text:p>How to Identify Memory Problems</text:p>
          </table:table-cell>
          <table:table-cell table:style-name="ce7" office:value-type="string">
            <text:p>如何确认内存问题</text:p>
          </table:table-cell>
          <table:table-cell table:number-columns-repeated="1021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7" office:value-type="string">
            <text:p>Summary</text:p>
          </table:table-cell>
          <table:table-cell table:style-name="ce7" office:value-type="string">
            <text:p>小结</text:p>
          </table:table-cell>
          <table:table-cell table:number-columns-repeated="1021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5" office:value-type="string">
            <text:p>Using Profiler to Audit Database Activity</text:p>
          </table:table-cell>
          <table:table-cell table:style-name="ce5" office:value-type="string">
            <text:p>监控数据审核</text:p>
          </table:table-cell>
          <table:table-cell table:number-columns-repeated="1021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7" office:value-type="string">
            <text:p>Capturing Audit Events</text:p>
          </table:table-cell>
          <table:table-cell table:style-name="ce7" office:value-type="string">
            <text:p>捕获审核事件</text:p>
          </table:table-cell>
          <table:table-cell table:number-columns-repeated="1021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7" office:value-type="string">
            <text:p>Selecting Data Columns</text:p>
          </table:table-cell>
          <table:table-cell table:style-name="ce7" office:value-type="string">
            <text:p>选择数据列</text:p>
          </table:table-cell>
          <table:table-cell table:number-columns-repeated="1021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7" office:value-type="string">
            <text:p>Selecting Columns Filters</text:p>
          </table:table-cell>
          <table:table-cell table:style-name="ce7" office:value-type="string">
            <text:p>进行数据过滤</text:p>
          </table:table-cell>
          <table:table-cell table:number-columns-repeated="1021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7" office:value-type="string">
            <text:p>Organizing Columns</text:p>
          </table:table-cell>
          <table:table-cell table:style-name="ce7" office:value-type="string">
            <text:p>重新组织列</text:p>
          </table:table-cell>
          <table:table-cell table:number-columns-repeated="1021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7" office:value-type="string">
            <text:p>How to Conduct an Audit Trace</text:p>
          </table:table-cell>
          <table:table-cell table:style-name="ce7" office:value-type="string">
            <text:p>进行审计跟踪</text:p>
          </table:table-cell>
          <table:table-cell table:number-columns-repeated="1021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7" office:value-type="string">
            <text:p>Summary</text:p>
          </table:table-cell>
          <table:table-cell table:style-name="ce7" office:value-type="string">
            <text:p>小结</text:p>
          </table:table-cell>
          <table:table-cell table:number-columns-repeated="1021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5" office:value-type="string">
            <text:p>Using Profiler with Database Engine Tuning Advisor</text:p>
          </table:table-cell>
          <table:table-cell table:style-name="ce5" office:value-type="string">
            <text:p>使用Profiler进行数据库引擎优化</text:p>
          </table:table-cell>
          <table:table-cell table:number-columns-repeated="1021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7" office:value-type="string">
            <text:p>Features and Benefits of Using the DTA</text:p>
          </table:table-cell>
          <table:table-cell table:style-name="ce7" office:value-type="string">
            <text:p>数据库引擎的特性</text:p>
          </table:table-cell>
          <table:table-cell table:number-columns-repeated="1021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7" office:value-type="string">
            <text:p>How to Create a Trace for Use by the DTA</text:p>
          </table:table-cell>
          <table:table-cell table:style-name="ce7" office:value-type="string">
            <text:p>如何跟踪数据库引擎</text:p>
          </table:table-cell>
          <table:table-cell table:number-columns-repeated="1021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7" office:value-type="string">
            <text:p>Summary</text:p>
          </table:table-cell>
          <table:table-cell table:style-name="ce7" office:value-type="string">
            <text:p>小结</text:p>
          </table:table-cell>
          <table:table-cell table:number-columns-repeated="1021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5" office:value-type="string">
            <text:p>Correlating Profiler with Performance Monitor</text:p>
          </table:table-cell>
          <table:table-cell table:style-name="ce5" office:value-type="string">
            <text:p>Profiler与性能监控器相关联</text:p>
          </table:table-cell>
          <table:table-cell table:number-columns-repeated="1021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7" office:value-type="string">
            <text:p>How to Collect Profiler Data for Correlation Analysis</text:p>
          </table:table-cell>
          <table:table-cell table:style-name="ce7" office:value-type="string">
            <text:p>如何收集关联数据</text:p>
          </table:table-cell>
          <table:table-cell table:number-columns-repeated="1021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7" office:value-type="string">
            <text:p>How to Collect Performance Monitor Data for Correlation Analysis</text:p>
          </table:table-cell>
          <table:table-cell table:style-name="ce7" office:value-type="string">
            <text:p>如何用性能监控器收集关联数据</text:p>
          </table:table-cell>
          <table:table-cell table:number-columns-repeated="1021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7" office:value-type="string">
            <text:p>How to Capture Profiler Traces and Performance Monitor Logs</text:p>
          </table:table-cell>
          <table:table-cell table:style-name="ce7" office:value-type="string">
            <text:p>如何进行跟踪并获取监控日志</text:p>
          </table:table-cell>
          <table:table-cell table:number-columns-repeated="1021"/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7" office:value-type="string">
            <text:p>How to Collect SQL Server 2005 Profiler Data with Performance Monitor Data</text:p>
          </table:table-cell>
          <table:table-cell table:style-name="ce7" office:value-type="string">
            <text:p>如何使用性能监控器获取SQL Server 2005性能数据</text:p>
          </table:table-cell>
          <table:table-cell table:number-columns-repeated="1021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7" office:value-type="string">
            <text:p>How to Analyze Correlated Data</text:p>
          </table:table-cell>
          <table:table-cell table:style-name="ce7" office:value-type="string">
            <text:p>如何分析关联数据</text:p>
          </table:table-cell>
          <table:table-cell table:number-columns-repeated="1021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7" office:value-type="string">
            <text:p>Summary</text:p>
          </table:table-cell>
          <table:table-cell table:style-name="ce7" office:value-type="string">
            <text:p>小结</text:p>
          </table:table-cell>
          <table:table-cell table:number-columns-repeated="1021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5" office:value-type="string">
            <text:p>How to Capture Profiler Traces Programmatically</text:p>
          </table:table-cell>
          <table:table-cell table:style-name="ce5" office:value-type="string">
            <text:p>进行监控器编程</text:p>
          </table:table-cell>
          <table:table-cell table:number-columns-repeated="1021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7" office:value-type="string">
            <text:p>Pro and Cons of Capturing Traces Programmatically</text:p>
          </table:table-cell>
          <table:table-cell table:style-name="ce7" office:value-type="string">
            <text:p>利用编程进行监控的利弊</text:p>
          </table:table-cell>
          <table:table-cell table:number-columns-repeated="1021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7" office:value-type="string">
            <text:p>Capturing Trace Data Programmatically: An Overview</text:p>
          </table:table-cell>
          <table:table-cell table:style-name="ce7" office:value-type="string">
            <text:p>利用编程进行监控的概述</text:p>
          </table:table-cell>
          <table:table-cell table:number-columns-repeated="1021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7" office:value-type="string">
            <text:p>Required System Stored Procedures</text:p>
          </table:table-cell>
          <table:table-cell table:style-name="ce7" office:value-type="string">
            <text:p>必需的系统存储过程</text:p>
          </table:table-cell>
          <table:table-cell table:number-columns-repeated="1021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7" office:value-type="string">
            <text:p>Putting the Pieces Together: Writing Your Own Trace Capture Scripts</text:p>
          </table:table-cell>
          <table:table-cell table:style-name="ce7" office:value-type="string">
            <text:p>整合: 编写自己的捕获脚本</text:p>
          </table:table-cell>
          <table:table-cell table:number-columns-repeated="1021"/>
        </table:table-row>
        <table:table-row table:style-name="ro2">
          <table:table-cell table:style-name="ce1" office:value-type="float" office:value="65">
            <text:p>65</text:p>
          </table:table-cell>
          <table:table-cell table:style-name="ce7" office:value-type="string">
            <text:p>Creating T-SQL Traces from the Profiler GUI</text:p>
          </table:table-cell>
          <table:table-cell table:style-name="ce7" office:value-type="string">
            <text:p>从优化器创建T-SQL跟踪</text:p>
          </table:table-cell>
          <table:table-cell table:number-columns-repeated="1021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7" office:value-type="string">
            <text:p>Using a Trace Function to Query a Trace File</text:p>
          </table:table-cell>
          <table:table-cell table:style-name="ce7" office:value-type="string">
            <text:p>使用函数查询跟踪文件</text:p>
          </table:table-cell>
          <table:table-cell table:number-columns-repeated="1021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7" office:value-type="string">
            <text:p>Summary</text:p>
          </table:table-cell>
          <table:table-cell table:style-name="ce7" office:value-type="string">
            <text:p>小结</text:p>
          </table:table-cell>
          <table:table-cell table:number-columns-repeated="1021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5" office:value-type="string">
            <text:p>Profiler Best Practices</text:p>
          </table:table-cell>
          <table:table-cell table:style-name="ce5" office:value-type="string">
            <text:p>监控最佳实践</text:p>
          </table:table-cell>
          <table:table-cell table:number-columns-repeated="1021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7" office:value-type="string">
            <text:p>General Profiler Best Practices</text:p>
          </table:table-cell>
          <table:table-cell table:style-name="ce7" office:value-type="string">
            <text:p>最佳实践</text:p>
          </table:table-cell>
          <table:table-cell table:number-columns-repeated="1021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7" office:value-type="string">
            <text:p>Creating Traces</text:p>
          </table:table-cell>
          <table:table-cell table:style-name="ce7" office:value-type="string">
            <text:p>创建跟踪</text:p>
          </table:table-cell>
          <table:table-cell table:number-columns-repeated="1021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7" office:value-type="string">
            <text:p>Running Traces</text:p>
          </table:table-cell>
          <table:table-cell table:style-name="ce7" office:value-type="string">
            <text:p>运行跟踪</text:p>
          </table:table-cell>
          <table:table-cell table:number-columns-repeated="1021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7" office:value-type="string">
            <text:p>Analyzing Traces</text:p>
          </table:table-cell>
          <table:table-cell table:style-name="ce7" office:value-type="string">
            <text:p>分析跟踪</text:p>
          </table:table-cell>
          <table:table-cell table:number-columns-repeated="1021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7" office:value-type="string">
            <text:p>Performance Monitor</text:p>
          </table:table-cell>
          <table:table-cell table:style-name="ce7" office:value-type="string">
            <text:p>性能监控器</text:p>
          </table:table-cell>
          <table:table-cell table:number-columns-repeated="1021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7" office:value-type="string">
            <text:p>Database Engine Tuning Advisor</text:p>
          </table:table-cell>
          <table:table-cell table:style-name="ce7" office:value-type="string">
            <text:p>数据库引擎</text:p>
          </table:table-cell>
          <table:table-cell table:number-columns-repeated="1021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7" office:value-type="string">
            <text:p>Summary</text:p>
          </table:table-cell>
          <table:table-cell table:style-name="ce7" office:value-type="string">
            <text:p>小结</text:p>
          </table:table-cell>
          <table:table-cell table:number-columns-repeated="1021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9" office:value-type="string">
            <text:p>Profiler Events and Data Columns Explained</text:p>
          </table:table-cell>
          <table:table-cell table:style-name="ce9" office:value-type="string">
            <text:p>监控事件和数据列的解释</text:p>
          </table:table-cell>
          <table:table-cell table:number-columns-repeated="1021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0" office:value-type="string">
            <text:p>Event Categories</text:p>
          </table:table-cell>
          <table:table-cell table:style-name="ce10" office:value-type="string">
            <text:p>事件目录</text:p>
          </table:table-cell>
          <table:table-cell table:number-columns-repeated="1021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0" office:value-type="string">
            <text:p>Profiler Data Columns</text:p>
          </table:table-cell>
          <table:table-cell table:style-name="ce10" office:value-type="string">
            <text:p>监控器数据列</text:p>
          </table:table-cell>
          <table:table-cell table:number-columns-repeated="1021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0" office:value-type="string">
            <text:p>Summary</text:p>
          </table:table-cell>
          <table:table-cell table:style-name="ce10" office:value-type="string">
            <text:p>小结</text:p>
          </table:table-cell>
          <table:table-cell table:number-columns-repeated="1021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9" office:value-type="string">
            <text:p>Index</text:p>
          </table:table-cell>
          <table:table-cell table:style-name="ce9" office:value-type="string">
            <text:p>索引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1">2011/12/21</text:date>, <text:time>11:46:0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9T16:55:50.87</meta:creation-date>
    <dc:date>2011-12-21T11:46:03.32</dc:date>
    <meta:editing-duration>PT1H27M2S</meta:editing-duration>
    <meta:editing-cycles>40</meta:editing-cycles>
    <meta:generator>LibreOffice/3.3$Win32 LibreOffice_project/330m19$Build-401</meta:generator>
    <meta:document-statistic meta:table-count="1" meta:cell-count="242" meta:object-count="0"/>
  </office:meta>
</office:document-meta>
</file>